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ráctica 9</text:title></text:p>
      <text:p text:style-name="OrgTitle"/>
      <text:p text:style-name="OrgSubtitle"><text:initial-creator>Luis Eduardo Galindo Amaya (1274895)</text:initial-creator></text:p>
      <text:p text:style-name="OrgSubtitle"/>
      <text:p text:style-name="OrgSubtitle">miércoles, 01 noviembre 2023</text:p>
      <text:p text:style-name="OrgSubtitle"/>
      <text:h text:style-name="Heading_20_1" text:outline-level="1" text:is-list-header="false">
<text:bookmark-start text:name="OrgXref.org5e22d79"/>
<text:bookmark text:name="org5e22d79"/>¿Como hacer un cuestionario?
<text:bookmark-end text:name="OrgXref.org5e22d79"/></text:h>
      <text:p text:style-name="Text_20_body">Pasar un cuestionario no es en sí mismo una investigación. El 
cuestionario solamente es un instrumento, una herramienta para 
recolectar datos con la finalidad de utilizarlos en una investigación.
Primero debemos tener claro qué tipo de investigación queremos 
realizar, para entonces poder determinar si nos puede resultar útil 
aplicar un cuestionario 
</text:p>
      <text:p text:style-name="Text_20_body">Es conveniente determinar con claridad: (a) qué tipo de información 
necesitamos y (b) de qué personas queremos su opinión. Esto debe 
permitir tomar decisiones sobre qué preguntas son necesarias y cuáles 
no, y sobre el estilo de redacción de las preguntas. Por ejemplo, no 
se puede utilizar el mismo lenguaje en un cuestionario dirigido a 
niños, que en uno dirigido a jóvenes, adultos o gente mayor 
</text:p>
      <text:h text:style-name="Heading_20_1" text:outline-level="1" text:is-list-header="false">
<text:bookmark-start text:name="OrgXref.orgec7134e"/>
<text:bookmark text:name="orgec7134e"/>Redaccion de preguntas
<text:bookmark-end text:name="OrgXref.orgec7134e"/></text:h>
      <text:p text:style-name="Text_20_body">Las preguntas deben ser claras, sencillas, comprensibles y
concretas. Se deben evitar las preguntas ambiguas, imprecisas,
confusas o que supongan un conocimiento especializado por parte del
participante.
</text:p>
      <text:p text:style-name="Text_20_body">No formular preguntas que presuponen una respuesta específica o que
inducen al participante a responder de determinada manera, sino las
que permiten todo tipo de respuesta.
</text:p>
      <text:p text:style-name="Text_20_body">Colocar al inicio del cuestionario preguntas neutrales o fáciles de
contestar para que el encuestado vaya adentrándose en la situación. No
se recomienda comenzar con preguntas difíciles o muy directas.
</text:p>
      <text:p text:style-name="Text_20_body">Al elaborar un cuestionario es indispensable determinar cuáles son 
las preguntas ideales para iniciarlo. Éstas deben lograr que el 
encuestado se concentre en el cuestionario.
</text:p>
      <text:p text:style-name="Text_20_body">Las preguntas no deben apoyarse en instituciones, ideas respaldadas
socialmente ni en evidencia comprobada. Es también una manera de
inducir la respuesta.
</text:p>
      <text:p text:style-name="Text_20_body">No redactar preguntas en términos negativos, da problemas en el
momento de interpretar las respuestas.
</text:p>
      <text:p text:style-name="Text_20_body">Cuidar el lenguaje, evitar la jerga especializada. Las preguntas 
deben redactarse pensando en las personas de la muestra con la menor
capacidad de comprensión, si éstas las entienden, el resto de la
muestra las entenderá también.
</text:p>
      <text:p text:style-name="Text_20_body">Evitar las preguntas indiscretas y ofensivas. Las preguntas no deben
incomodar al encuestado.
</text:p>
      <text:p text:style-name="Text_20_body">Colocar las preguntas que son más delicadas de una manera y en un
lugar que no afecten el porcentaje global de respuestas (por ejemplo,
al final del cuestionario)
</text:p>
      <text:p text:style-name="Text_20_body">Las preguntas deben referirse a un solo aspecto o relación lógica
,no deben ser dobles (dos preguntas en una).
</text:p>
      <text:p text:style-name="Text_20_body">Recuerde que las preguntas sobre acontecimientos o sentimientos 
del pasado lejano no siempre se responden con exactitud.
</text:p>
      <text:p text:style-name="Text_20_body">Son más útiles dos o tres preguntas simples que una muy compleja.
</text:p>
      <text:p text:style-name="Text_20_body">Recuerde que las preguntas hipotéticas que trascienden la 
experiencia del entrevistado suscitan respuestas menos precisas.
</text:p>
      <text:p text:style-name="Text_20_body">El lenguaje utilizado en las preguntas debe estar adaptado a las
características de quien responde, hay que tomar en cuenta su nivel
educativo, socioeconómico, palabras que maneja, etc.
</text:p>
      <text:h text:style-name="Heading_20_1" text:outline-level="1" text:is-list-header="false">
<text:bookmark-start text:name="OrgXref.org98d5f37"/>
<text:bookmark text:name="org98d5f37"/><text:span text:style-name="OrgDone">DONE</text:span> Cuestionarios para diseñar sistemas
<text:bookmark-end text:name="OrgXref.org98d5f37"/></text:h>
      <text:p text:style-name="Text_20_body">Los cuestionarios o encuestas permiten a un analista recopilar
información de muchas personas en un período relativamente corto de
tiempo. Esto es especialmente útil cuando las partes interesadas están
dispersas geográficamente o hay docenas o cientos de encuestados cuyas
aportaciones serán necesarias para establecer los requisitos del
sistema
</text:p>
      <text:p text:style-name="Text_20_body">Al usar cuestionarios, las preguntas deben estar enfocadas y
organizadas por característica u objetivo del proyecto. Los
cuestionarios no deben ser demasiado largos para garantizar que los
usuarios los completen. Al construir el cuestionario, una guía general
para determinar las preguntas sería hacer preguntas como 'cómo, dónde,
cuándo, quién, qué y por qué'
</text:p>
      <text:h text:style-name="Heading_20_2" text:outline-level="2" text:is-list-header="false">
<text:bookmark-start text:name="OrgXref.orgdce938e"/>
<text:bookmark text:name="orgdce938e"/>Ejemplos de preguntas
<text:bookmark-end text:name="OrgXref.orgdce938e"/></text:h>
      <text:list text:style-name="OrgBulletedList" text:continue-numbering="false">
        <text:list-item>
          <text:p text:style-name="Text_20_body">¿Cómo utilizará esta característica?
</text:p>
        </text:list-item>
        <text:list-item>
          <text:p text:style-name="Text_20_body">¿Cómo podríamos satisfacer esta necesidad empresarial? 
</text:p>
        </text:list-item>
        <text:list-item>
          <text:p text:style-name="Text_20_body">¿Cómo sabremos que está completo? 
</text:p>
        </text:list-item>
      </text:list>
      <text:h text:style-name="Heading_20_2" text:outline-level="2" text:is-list-header="false">
<text:bookmark-start text:name="OrgXref.org8b60e83"/>
<text:bookmark text:name="org8b60e83"/>Para dónde
<text:bookmark-end text:name="OrgXref.org8b60e83"/></text:h>
      <text:list text:style-name="OrgBulletedList" text:continue-numbering="false">
        <text:list-item>
          <text:p text:style-name="Text_20_body">¿Dónde comienza el proceso? 
</text:p>
        </text:list-item>
        <text:list-item>
          <text:p text:style-name="Text_20_body">¿Dónde accedería el usuario a esta característica? 
</text:p>
        </text:list-item>
        <text:list-item>
          <text:p text:style-name="Text_20_body">¿Dónde serían visibles los resultados? 
</text:p>
        </text:list-item>
      </text:list>
      <text:h text:style-name="Heading_20_2" text:outline-level="2" text:is-list-header="false">
<text:bookmark-start text:name="OrgXref.org5472d88"/>
<text:bookmark text:name="org5472d88"/>Para cuándo
<text:bookmark-end text:name="OrgXref.org5472d88"/></text:h>
      <text:list text:style-name="OrgBulletedList" text:continue-numbering="false">
        <text:list-item>
          <text:p text:style-name="Text_20_body">¿Cuándo se usará esta característica? 
</text:p>
        </text:list-item>
        <text:list-item>
          <text:p text:style-name="Text_20_body">¿Cuándo fallará la característica?
</text:p>
        </text:list-item>
        <text:list-item>
          <text:p text:style-name="Text_20_body">¿Cuándo estaremos listos para comenzar?
</text:p>
        </text:list-item>
      </text:list>
      <text:h text:style-name="Heading_20_2" text:outline-level="2" text:is-list-header="false">
<text:bookmark-start text:name="OrgXref.org8db8ea6"/>
<text:bookmark text:name="org8db8ea6"/>Para quién
<text:bookmark-end text:name="OrgXref.org8db8ea6"/></text:h>
      <text:list text:style-name="OrgBulletedList" text:continue-numbering="false">
        <text:list-item>
          <text:p text:style-name="Text_20_body">¿Quién usará esta característica?
</text:p>
        </text:list-item>
        <text:list-item>
          <text:p text:style-name="Text_20_body">¿Quién proporcionará las entradas para la característica?
</text:p>
        </text:list-item>
        <text:list-item>
          <text:p text:style-name="Text_20_body">¿Quién entregará las salidas de la característica?
</text:p>
        </text:list-item>
      </text:list>
      <text:h text:style-name="Heading_20_2" text:outline-level="2" text:is-list-header="false">
<text:bookmark-start text:name="OrgXref.orgca227d6"/>
<text:bookmark text:name="orgca227d6"/>Para qué
<text:bookmark-end text:name="OrgXref.orgca227d6"/></text:h>
      <text:list text:style-name="OrgBulletedList" text:continue-numbering="false">
        <text:list-item>
          <text:p text:style-name="Text_20_body">¿Qué sé acerca de esta característica?
</text:p>
        </text:list-item>
        <text:list-item>
          <text:p text:style-name="Text_20_body">¿Qué debe hacer esta característica?
</text:p>
        </text:list-item>
        <text:list-item>
          <text:p text:style-name="Text_20_body">¿Cuál es el resultado final?
</text:p>
        </text:list-item>
        <text:list-item>
          <text:p text:style-name="Text_20_body">¿Qué debe suceder a continuación?
</text:p>
        </text:list-item>
      </text:list>
      <text:h text:style-name="Heading_20_1" text:outline-level="1" text:is-list-header="false">
<text:bookmark-start text:name="OrgXref.orge14f539"/>
<text:bookmark text:name="orge14f539"/><text:span text:style-name="OrgDone">DONE</text:span> Diseño del cuestionario
<text:bookmark-end text:name="OrgXref.orge14f539"/></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Luis Eduardo Galindo Amaya (1274895)</dc:creator>
    <meta:initial-creator>Luis Eduardo Galindo Amaya (1274895)</meta:initial-creator>
    <dc:date>2023-11-01T15:26:04</dc:date>
    <meta:creation-date>2023-11-01T15:26:04</meta:creation-date>
    <meta:generator>Emacs 27.1 (Org mode 9.3)</meta:generator>
    <meta:keyword/>
    <dc:subject/>
    <dc:title>Práctica 9</dc:title>
  </office:meta>
</office:document-meta>
</file>